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fo:wrap-option="wrap" fo:border="0.74pt solid #000000" style:vertical-align="to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Наименование организационной единицы</text:p>
          </table:table-cell>
          <table:table-cell table:style-name="ce1" office:value-type="string" calcext:value-type="string">
            <text:p>Расшифровка</text:p>
          </table:table-cell>
          <table:table-cell table:style-name="ce6"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Косметический салон</text:p>
          </table:table-cell>
          <table:table-cell table:style-name="ce4" office:value-type="string" calcext:value-type="string">
            <text:p>Организация по реализации услуг</text:p>
          </table:table-cell>
          <table:table-cell table:number-columns-repeated="1021"/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style-name="ce4" office:value-type="string" calcext:value-type="string">
            <text:p>Административно управленческий персонал</text:p>
          </table:table-cell>
          <table:table-cell table:style-name="ce4" office:value-type="string" calcext:value-type="string">
            <text:p>Группа сотрудников, которые управляют организацией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.1.1</text:p>
          </table:table-cell>
          <table:table-cell table:style-name="ce4" office:value-type="string" calcext:value-type="string">
            <text:p>Владелец</text:p>
          </table:table-cell>
          <table:table-cell table:style-name="ce4" office:value-type="string" calcext:value-type="string">
            <text:p>Может быть председателем инвентаризационной комисси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.1.2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4" office:value-type="string" calcext:value-type="string">
            <text:p>Может быть председателем инвентаризационной комиссии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.1.3</text:p>
          </table:table-cell>
          <table:table-cell table:style-name="ce4" office:value-type="string" calcext:value-type="string">
            <text:p>Директор</text:p>
          </table:table-cell>
          <table:table-cell table:style-name="ce4" office:value-type="string" calcext:value-type="string">
            <text:p>Тот, кто подписывает приказ о создании инвентаризационной комиссии</text:p>
          </table:table-cell>
          <table:table-cell table:number-columns-repeated="1021"/>
        </table:table-row>
        <table:table-row table:style-name="ro3">
          <table:table-cell table:style-name="ce2" office:value-type="float" office:value="1.2" calcext:value-type="float">
            <text:p>1.2</text:p>
          </table:table-cell>
          <table:table-cell table:style-name="ce4" office:value-type="string" calcext:value-type="string">
            <text:p>Мастера</text:p>
          </table:table-cell>
          <table:table-cell table:style-name="ce4" office:value-type="string" calcext:value-type="string">
            <text:p>Группа сотрудников, которые подчиняются административно управленческому персонал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.2.1</text:p>
          </table:table-cell>
          <table:table-cell table:style-name="ce4" office:value-type="string" calcext:value-type="string">
            <text:p>Парикхмахер</text:p>
          </table:table-cell>
          <table:table-cell table:style-name="ce4" office:value-type="string" calcext:value-type="string">
            <text:p>Может быть членом инвентаризационной комисси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.2.2</text:p>
          </table:table-cell>
          <table:table-cell table:style-name="ce4" office:value-type="string" calcext:value-type="string">
            <text:p>Массажист</text:p>
          </table:table-cell>
          <table:table-cell table:style-name="ce4" office:value-type="string" calcext:value-type="string">
            <text:p>Может быть членом инвентаризационной комисси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.2.3</text:p>
          </table:table-cell>
          <table:table-cell table:style-name="ce4" office:value-type="string" calcext:value-type="string">
            <text:p>Визажист</text:p>
          </table:table-cell>
          <table:table-cell table:style-name="ce4" office:value-type="string" calcext:value-type="string">
            <text:p>Может быть членом инвентаризационной комиссии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1:10:49.835666365</meta:creation-date>
    <dc:date>2022-11-28T21:24:52.618671656</dc:date>
    <meta:editing-duration>PT1M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